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资源页面展示</text:p>
          </draw:text-box>
        </draw:frame>
        <draw:frame presentation:style-name="pr2" draw:text-style-name="P2" draw:layer="layout" svg:width="25.199cm" svg:height="12.179cm" svg:x="5.801cm" svg:y="4.021cm" presentation:class="subtitle" presentation:user-transformed="true">
          <draw:text-box>
            <text:p text:style-name="P1">1.页面：index <text:s/>&amp; <text:s/>course <text:s/></text:p>
            <text:p text:style-name="P1">2.初步效果展示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已完成部分：</text:p>
              </text:list-header>
            </text:list>
          </draw:text-box>
        </draw:frame>
        <draw:frame presentation:style-name="pr4" draw:layer="layout" svg:width="25.199cm" svg:height="12.179cm" svg:x="2.801cm" svg:y="3.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初步页面ui</text:p>
              </text:list-item>
              <text:list-item>
                <text:p>页面跳转逻辑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待完成部分：</text:p>
              </text:list-header>
            </text:list>
          </draw:text-box>
        </draw:frame>
        <draw:frame presentation:style-name="pr4" draw:layer="layout" svg:width="25.199cm" svg:height="12.179cm" svg:x="1.4cm" svg:y="3.6cm" presentation:class="outline" presentation:user-transformed="true">
          <draw:text-box>
            <text:list text:style-name="L3">
              <text:list-header>
                <text:p>index：</text:p>
              </text:list-header>
              <text:list-item>
                <text:p>搜索部分ui美化</text:p>
              </text:list-item>
              <text:list-item>
                <text:p>搜索栏逻辑部分</text:p>
              </text:list-item>
              <text:list-item>
                <text:p>标签栏组件的编写（自定义组件）</text:p>
                <text:p>course：</text:p>
              </text:list-item>
              <text:list-item>
                <text:p>课程相关资源的展现形式</text:p>
              </text:list-item>
              <text:list-item>
                <text:p>点击具体课程对video组件src的更新</text:p>
                <text:p>…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数据依赖</text:p>
          </draw:text-box>
        </draw:frame>
        <draw:frame presentation:style-name="pr4" draw:layer="layout" svg:width="25.199cm" svg:height="12.179cm" svg:x="1cm" svg:y="4.821cm" presentation:class="outline" presentation:user-transformed="true">
          <draw:text-box>
            <text:list text:style-name="L3">
              <text:list-item>
                <text:p>user表包含：喜欢的课程id（array），已购买的课程id（array）</text:p>
              </text:list-item>
              <text:list-item>
                <text:p>课程表</text:p>
              </text:list-item>
              <text:list-item>
                <text:p>课程表结构：[</text:p>
                <text:list>
                  <text:list-header>
                    <text:p>{</text:p>
                    <text:list>
                      <text:list-header>
                        <text:p>course_id (string),</text:p>
                        <text:p>title (string),</text:p>
                        <text:p>pic_url (string),</text:p>
                        <text:p>price (number),</text:p>
                        <text:p>intro (string),</text:p>
                        <text:p>introvideolink (string),</text:p>
                        <text:p>resourcelink (string),</text:p>
                        <text:p>content (array): [</text:p>
                        <text:list>
                          <text:list-header>
                            <text:p>{</text:p>
                            <text:list>
                              <text:list-header>
                                <text:p>header (string),</text:p>
                                <text:p>section: [</text:p>
                                <text:list>
                                  <text:list-header>
                                    <text:p>{</text:p>
                                    <text:list>
                                      <text:list-header>
                                        <text:p>title (string),</text:p>
                                        <text:p>videolink (string)</text:p>
                                      </text:list-header>
                                    </text:list>
                                    <text:p>},</text:p>
                                    <text:p>{},</text:p>
                                    <text:p>{},</text:p>
                                    <text:p>...</text:p>
                                  </text:list-header>
                                </text:list>
                                <text:p>]</text:p>
                              </text:list-header>
                            </text:list>
                            <text:p>},</text:p>
                            <text:p>{},</text:p>
                            <text:p>{},</text:p>
                            <text:p>...</text:p>
                          </text:list-header>
                        </text:list>
                        <text:p>]</text:p>
                        <text:p/>
                      </text:list-header>
                    </text:list>
                    <text:p>},</text:p>
                    <text:p>{},</text:p>
                    <text:p>...</text:p>
                  </text:list-header>
                </text:list>
                <text:p>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6:22:20.446661981</meta:creation-date>
    <dc:date>2018-01-05T17:33:12.249696307</dc:date>
    <meta:editing-duration>PT9M20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